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9.158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14.333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A-Bias-T-BO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10A-Bias-T/10A-Bias-T/10A-Bias-T.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to. 08. okt. 2020 kl. 01.58 +0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6-c6e7f7d~87~ubuntu20.04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8.0mm_W5.0mm_P7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C45SL3FD100JYN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8.0mm_W5.0mm_P7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C45SL3FD100JYN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8.0mm_W5.0mm_P7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C45SL3FD100JYN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30C105K1R5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3.0mm_W2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15C101K2R5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<text:s/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30C104K2R5TA73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8.0mm_W5.0mm_P7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C45SL3FD100JYN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8.0mm_W5.0mm_P7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C45SL3FD100JYN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8.0mm_W5.0mm_P7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C45SL3FD100JYN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4.3mm_W1.9mm_P5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30C105K1R5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15C101K2R5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<text:s/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4.3mm_W1.9mm_P5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30C104K2R5TA73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Package_TO_SOT_THT:TO-220-2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PS10L60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Package_TO_SOT_THT:TO-220-2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PS10L60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Device:Fuse</text:p>
          </table:table-cell>
          <table:table-cell office:value-type="string" calcext:value-type="string">
            <text:p>Fuse:Fuseholder_Blade_ATO_Littelfuse_Pudenz_2_Pi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0A automotive ty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:Conn_Coaxial</text:p>
          </table:table-cell>
          <table:table-cell office:value-type="string" calcext:value-type="string">
            <text:p>N-type connector,panel mount</text:p>
          </table:table-cell>
          <table:table-cell office:value-type="string" calcext:value-type="string">
            <text:p><text:s/>~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:Conn_01x02_Female</text:p>
          </table:table-cell>
          <table:table-cell office:value-type="string" calcext:value-type="string">
            <text:p>TerminalBlock_TE-Connectivity:TerminalBlock_TE_282834-2_1x02_P2.54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:Conn_Coaxial</text:p>
          </table:table-cell>
          <table:table-cell office:value-type="string" calcext:value-type="string">
            <text:p>N-type connector,panel mount</text:p>
          </table:table-cell>
          <table:table-cell office:value-type="string" calcext:value-type="string">
            <text:p><text:s/>~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:Conn_Coaxial</text:p>
          </table:table-cell>
          <table:table-cell office:value-type="string" calcext:value-type="string">
            <text:p>N-type connector,panel mount</text:p>
          </table:table-cell>
          <table:table-cell office:value-type="string" calcext:value-type="string">
            <text:p><text:s/>~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:Conn_01x02_Female</text:p>
          </table:table-cell>
          <table:table-cell office:value-type="string" calcext:value-type="string">
            <text:p>TerminalBlock_TE-Connectivity:TerminalBlock_TE_282834-2_1x02_P2.54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:Conn_Coaxial</text:p>
          </table:table-cell>
          <table:table-cell office:value-type="string" calcext:value-type="string">
            <text:p>N-type connector,panel mount</text:p>
          </table:table-cell>
          <table:table-cell office:value-type="string" calcext:value-type="string">
            <text:p><text:s/>~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1140-101K-RC</text:p>
          </table:table-cell>
          <table:table-cell office:value-type="string" calcext:value-type="string">
            <text:p>Snapeda:1140-101K-RC</text:p>
          </table:table-cell>
          <table:table-cell office:value-type="string" calcext:value-type="string">
            <text:p>SnapEDA Library:INDRD2921W163D3810H2616P</text:p>
          </table:table-cell>
          <table:table-cell office:value-type="string" calcext:value-type="string">
            <text:p>Bour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2</text:p>
          </table:table-cell>
          <table:table-cell office:value-type="string" calcext:value-type="string">
            <text:p>1140-101K-RC</text:p>
          </table:table-cell>
          <table:table-cell office:value-type="string" calcext:value-type="string">
            <text:p>Snapeda:1140-101K-RC</text:p>
          </table:table-cell>
          <table:table-cell office:value-type="string" calcext:value-type="string">
            <text:p>SnapEDA Library:INDRD2921W163D3810H2616P</text:p>
          </table:table-cell>
          <table:table-cell office:value-type="string" calcext:value-type="string">
            <text:p>Bour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1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Device:Lamp</text:p>
          </table:table-cell>
          <table:table-cell office:value-type="string" calcext:value-type="string">
            <text:p>lamp suitable for the DC voltage or LED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2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Device:Lamp</text:p>
          </table:table-cell>
          <table:table-cell office:value-type="string" calcext:value-type="string">
            <text:p>lamp suitable for the DC voltage or LED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1, C2, C3, C7, C8, C9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8.0mm_W5.0mm_P7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C45SL3FD100JYN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30C105K1R5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3.0mm_W2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15C101K2R5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<text:s/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30C104K2R5TA73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4.3mm_W1.9mm_P5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30C105K1R5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15C101K2R5T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<text:s/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4.3mm_W1.9mm_P5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30C104K2R5TA73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Package_TO_SOT_THT:TO-220-2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PS10L60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Device:Fuse</text:p>
          </table:table-cell>
          <table:table-cell office:value-type="string" calcext:value-type="string">
            <text:p>Fuse:Fuseholder_Blade_ATO_Littelfuse_Pudenz_2_Pi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0A automotive typ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, J3, J4, J6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:Conn_Coaxial</text:p>
          </table:table-cell>
          <table:table-cell office:value-type="string" calcext:value-type="string">
            <text:p>SO-239:N</text:p>
          </table:table-cell>
          <table:table-cell office:value-type="string" calcext:value-type="string">
            <text:p><text:s/>~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, J5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:Conn_01x02_Female</text:p>
          </table:table-cell>
          <table:table-cell office:value-type="string" calcext:value-type="string">
            <text:p>TerminalBlock_TE-Connectivity:TerminalBlock_TE_282834-2_1x02_P2.54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1140-101K-RC</text:p>
          </table:table-cell>
          <table:table-cell office:value-type="string" calcext:value-type="string">
            <text:p>Snapeda:1140-101K-RC</text:p>
          </table:table-cell>
          <table:table-cell office:value-type="string" calcext:value-type="string">
            <text:p>SnapEDA Library:INDRD2921W163D3810H2616P</text:p>
          </table:table-cell>
          <table:table-cell office:value-type="string" calcext:value-type="string">
            <text:p>Bourn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1, LA2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Device:Lamp</text:p>
          </table:table-cell>
          <table:table-cell office:value-type="string" calcext:value-type="string">
            <text:p>lamp suitable for the DC voltage or LED</text:p>
          </table:table-cell>
          <table:table-cell office:value-type="string" calcext:value-type="string">
            <text:p>~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.00.0000</text:date>, <text:time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8T02:05:00.098829954</dc:date>
    <meta:editing-duration>PT2M42S</meta:editing-duration>
    <meta:editing-cycles>1</meta:editing-cycles>
    <meta:generator>LibreOffice/6.4.6.2$Linux_X86_64 LibreOffice_project/40$Build-2</meta:generator>
    <meta:document-statistic meta:table-count="1" meta:cell-count="268" meta:object-count="0"/>
  </office:meta>
</office:document-meta>
</file>